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7"/>
    <style:style style:name="ce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in project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24-01-18" calcext:value-type="date" table:number-columns-spanned="1" table:number-rows-spanned="2">
            <text:p>18/01/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am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7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 style:data-style-name="N2" text:time-value="18:08:32.74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4-01-19T18:09:09.567000000</dc:date>
    <meta:editing-duration>P2DT4H40M18S</meta:editing-duration>
    <meta:editing-cycles>82</meta:editing-cycles>
    <meta:generator>LibreOffice/7.2.2.2$Windows_X86_64 LibreOffice_project/02b2acce88a210515b4a5bb2e46cbfb63fe97d56</meta:generator>
    <meta:document-statistic meta:table-count="1" meta:cell-count="8" meta:object-count="0"/>
  </office:meta>
</office:document-meta>
</file>